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Text_20_body">
      <style:paragraph-properties fo:line-height="200%"/>
    </style:style>
    <style:style style:name="T1" style:family="text">
      <style:text-properti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chard Burke</text:p>
      <text:p text:style-name="Standard"/>
      <text:p text:style-name="Standard">Jan 14, 2009</text:p>
      <text:p text:style-name="Standard"/>
      <text:p text:style-name="Standard">Mr. Hebert</text:p>
      <text:p text:style-name="Standard"/>
      <text:p text:style-name="Standard">Client Side Programing</text:p>
      <text:p text:style-name="Standard"/>
      <text:p text:style-name="Standard">Java Script, Java</text:p>
      <text:p text:style-name="Standard"/>
      <text:p text:style-name="P1"><text:tab/></text:p>
      <text:p text:style-name="P1"><text:tab/>Java Script was developed in April 1995 by Brandon Eich, originally called Mocha, later called <text:s/>Livescript. <text:s/>It is a scripting language used for client side web development. <text:s/>Java Script has been influenced by many languages and was designed to look like Java but easier <text:s/>for non-programmers </text:p>
      <text:p text:style-name="P1">to work with. At the time there were two browsers that were reasonably popular - Netscape Navigator and Internet Explorer. Netscape was the first to bring out a programming language that would allow web pages to become interactive - they called it <text:span text:style-name="T1">Livescript</text:span> and it was integrated into the browser (meaning that the browser would interpret the commands directly without requiring the code to be compiled and without requiring a plugin to be able to run it). This meant that anyone using the latest Netscape browser would be able to interact with pages that made use of this language. The importance of this scripting language was too great to leave its future development in the hands of the competing browser developers and so in 1996 Javascript was handed over to an international standards body called ECMA who then became responsible for the subsequent development of the language. As a result of this the language was officially renamed <text:span text:style-name="T1">ECMAScript</text:span> or <text:span text:style-name="T1">ECMA-262</text:span> but most people still refer to it as Javascrip.</text:p>
      <text:p text:style-name="Standard">(<text:a xlink:type="simple" xlink:href="http://javascript.about.com/od/reference/a/history.htm">http://javascript.about.com/od/reference/a/history.htm</text:a>)</text:p>
      <text:p text:style-name="Standard"/>
      <text:p text:style-name="P1"><text:tab/>Another programming language called Java (which required a separate plugin in order to run) became very well known and so Netscape decided to try to cash in on this by renaming the language built into their browser to <text:span text:style-name="T1">Javascript</text:span>. Note that while some Java and Javascript code may appear similar, they are in fact two entirely different languages that serve completely different purposes. </text:p>
      <text:p text:style-name="P1"/>
      <text:p text:style-name="Standard"><text:tab/>Java is a programming language originally developed by Sum Microsystems and released in </text:p>
      <text:p text:style-name="Standard"/>
      <text:p text:style-name="P1">1995 as a core component of Sun Microsystems Java platform. It derives much of its code from C and </text:p>
      <text:p text:style-name="P1">C++.</text:p>
      <text:p text:style-name="P2">“The original and <text:a xlink:type="simple" xlink:href="http://en.wikipedia.org/wiki/Reference_implementation">reference implementation</text:a> Java <text:a xlink:type="simple" xlink:href="http://en.wikipedia.org/wiki/Compiler">compilers</text:a>, virtual machines, and <text:a xlink:type="simple" xlink:href="http://en.wikipedia.org/wiki/Library_%28computing%29">class libraries</text:a> were developed by Sun from 1995. As of May 2007, in compliance with the specifications of the <text:a xlink:type="simple" xlink:href="http://en.wikipedia.org/wiki/Java_Community_Process">Java Community Process</text:a>, Sun made available most of their Java technologies as <text:a xlink:type="simple" xlink:href="http://en.wikipedia.org/wiki/Free_software">free software</text:a> under the <text:a xlink:type="simple" xlink:href="http://en.wikipedia.org/wiki/GNU_General_Public_License">GNU General Public License</text:a>. Others have also developed alternative implementations of these Sun technologies, such as the <text:a xlink:type="simple" xlink:href="http://en.wikipedia.org/wiki/GNU_Compiler_for_Java">GNU Compiler for Java</text:a> and <text:a xlink:type="simple" xlink:href="http://en.wikipedia.org/wiki/GNU_Classpath">GNU Classpath.” </text:a><text:a xlink:type="simple" xlink:href="http://en.wikipedia.org/wiki/GNU_Classpath">(http://en.wikipedia.org/wiki/Java_(programming_language)</text:a></text:p>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R Burke</meta:initial-creator>
    <meta:creation-date>2009-01-14T11:31:47</meta:creation-date>
    <dc:creator>R Burke</dc:creator>
    <dc:date>2009-01-14T11:53:55</dc:date>
    <dc:language>en-US</dc:language>
    <meta:editing-cycles>3</meta:editing-cycles>
    <meta:editing-duration>PT6M58S</meta:editing-duration>
    <meta:user-defined meta:name="Info 1"/>
    <meta:user-defined meta:name="Info 2"/>
    <meta:user-defined meta:name="Info 3"/>
    <meta:user-defined meta:name="Info 4"/>
    <meta:document-statistic meta:table-count="0" meta:image-count="0" meta:object-count="0" meta:page-count="2" meta:paragraph-count="14" meta:word-count="405" meta:character-count="2531"/>
  </office:meta>
</office:document-meta>
</file>